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io.BufferedReader;</text:p>
      <text:p text:style-name="Standard">import java.io.IOException;</text:p>
      <text:p text:style-name="Standard">import java.io.InputStreamReader;</text:p>
      <text:p text:style-name="Standard">import java.net.URL;</text:p>
      <text:p text:style-name="Standard">import java.util.regex.Matcher;</text:p>
      <text:p text:style-name="Standard">import java.util.regex.Pattern;</text:p>
      <text:p text:style-name="Standard"/>
      <text:p text:style-name="Standard"/>
      <text:p text:style-name="Standard">public class Gxnetdj {</text:p>
      <text:p text:style-name="Standard"/>
      <text:p text:style-name="Standard"><text:tab/>/**</text:p>
      <text:p text:style-name="Standard"><text:tab/> * @param args</text:p>
      <text:p text:style-name="Standard"><text:tab/> */</text:p>
      <text:p text:style-name="Standard"><text:tab/>String staradd = null;</text:p>
      <text:p text:style-name="Standard"><text:tab/>String []namelist = new String[1000];</text:p>
      <text:p text:style-name="Standard"><text:tab/>int count = 0;</text:p>
      <text:p text:style-name="Standard"><text:tab/></text:p>
      <text:p text:style-name="Standard">public String getstartadd(String name)</text:p>
      <text:p text:style-name="Standard">{</text:p>
      <text:p text:style-name="Standard"><text:s text:c="3"/>Pattern namematch = Pattern.compile("http...baike.baidu.com.view.([0-9]+?).htm|http.....baike.baidu.com..view..25364.htm");</text:p>
      <text:p text:style-name="Standard"><text:s text:c="3"/>try{</text:p>
      <text:p text:style-name="Standard"><text:s/></text:p>
      <text:p text:style-name="Standard"><text:s text:c="3"/>URL url = null;</text:p>
      <text:p text:style-name="Standard"><text:s text:c="3"/>url = new URL("http://www.baidu.com/s?wd="+name); <text:s text:c="29"/></text:p>
      <text:p text:style-name="Standard"><text:s text:c="3"/>InputStreamReader isr = new InputStreamReader(url.openStream());</text:p>
      <text:p text:style-name="Standard"/>
      <text:p text:style-name="Standard"><text:s text:c="3"/>BufferedReader br = new BufferedReader(isr); </text:p>
      <text:p text:style-name="Standard"><text:s text:c="3"/>String str = null;</text:p>
      <text:p text:style-name="Standard"><text:s text:c="3"/>while ((str = br.readLine() )!= null) { <text:s text:c="2"/></text:p>
      <text:p text:style-name="Standard"/>
      <text:p text:style-name="Standard"><text:s text:c="3"/>Matcher m = namematch.matcher(str);</text:p>
      <text:p text:style-name="Standard"><text:s text:c="3"/></text:p>
      <text:p text:style-name="Standard"><text:s text:c="3"/></text:p>
      <text:p text:style-name="Standard"><text:s text:c="3"/>if (m.find()) {</text:p>
      <text:p text:style-name="Standard"><text:tab/><text:tab/></text:p>
      <text:p text:style-name="Standard"><text:tab/> <text:s text:c="2"/>this.staradd = "http://baike.baidu.com/view/"+m.group(1)+".htm";</text:p>
      <text:p text:style-name="Standard"><text:s text:c="7"/>break;<text:tab/></text:p>
      <text:p text:style-name="Standard"><text:tab/> <text:s text:c="2"/></text:p>
      <text:p text:style-name="Standard"><text:s text:c="17"/>}</text:p>
      <text:p text:style-name="Standard"><text:s text:c="3"/>else</text:p>
      <text:p text:style-name="Standard"><text:s text:c="3"/>{</text:p>
      <text:p text:style-name="Standard"><text:tab/> <text:s text:c="2"/>continue;</text:p>
      <text:p text:style-name="Standard"><text:s text:c="3"/>}</text:p>
      <text:p text:style-name="Standard"/>
      <text:p text:style-name="Standard"><text:s text:c="40"/><text:tab/>}</text:p>
      <text:p text:style-name="Standard"><text:tab/>br.close();<text:tab/></text:p>
      <text:p text:style-name="Standard"><text:s text:c="3"/>}</text:p>
      <text:p text:style-name="Standard"><text:s text:c="3"/>catch (IOException e) </text:p>
      <text:p text:style-name="Standard"><text:s text:c="3"/>{ <text:s text:c="11"/></text:p>
      <text:p text:style-name="Standard"><text:s text:c="5"/>e.printStackTrace(); <text:s text:c="3"/></text:p>
      <text:p text:style-name="Standard"><text:s text:c="3"/>} <text:s text:c="3"/></text:p>
      <text:p text:style-name="Standard"><text:soft-page-break/><text:tab/></text:p>
      <text:p text:style-name="Standard"><text:s text:c="3"/>return this.staradd;</text:p>
      <text:p text:style-name="Standard">}</text:p>
      <text:p text:style-name="Standard"><text:tab/></text:p>
      <text:p text:style-name="Standard"/>
      <text:p text:style-name="Standard"/>
      <text:p text:style-name="Standard">public void addanalysis(String foranalysis)</text:p>
      <text:p text:style-name="Standard">{</text:p>
      <text:p text:style-name="Standard"/>
      <text:p text:style-name="Standard"><text:s text:c="4"/>int num = this.count;</text:p>
      <text:p text:style-name="Standard"><text:s text:c="4"/>String strUrl = foranalysis; <text:s text:c="8"/></text:p>
      <text:p text:style-name="Standard"><text:tab/> <text:s text:c="2"/>try { </text:p>
      <text:p text:style-name="Standard"><text:tab/><text:tab/> <text:s text:c="2"/></text:p>
      <text:p text:style-name="Standard"><text:tab/><text:tab/> <text:s text:c="2"/>boolean kaishi = false; <text:s/></text:p>
      <text:p text:style-name="Standard"><text:tab/><text:tab/> <text:s text:c="2"/>boolean jieshu = false; <text:s text:c="2"/></text:p>
      <text:p text:style-name="Standard"><text:tab/><text:tab/> <text:s text:c="2"/>String string = null;</text:p>
      <text:p text:style-name="Standard"><text:tab/><text:tab/> <text:s text:c="2"/>String zuo = "&lt;div class=.word_more_con. id=.word_more_con. style=.display:none.&gt;";</text:p>
      <text:p text:style-name="Standard"><text:tab/><text:tab/> <text:s text:c="2"/>String you = "&lt;div class=.end.&gt;";</text:p>
      <text:p text:style-name="Standard"><text:tab/><text:tab/> <text:s text:c="2"/>Pattern bracket1 = Pattern.compile(zuo); <text:s text:c="2"/></text:p>
      <text:p text:style-name="Standard"><text:tab/><text:tab/> <text:s text:c="2"/>Pattern bracket2 = Pattern.compile(you); <text:s text:c="2"/></text:p>
      <text:p text:style-name="Standard"><text:tab/><text:tab/> <text:s text:c="2"/>Pattern p = Pattern.compile("&lt;.+?&gt;");</text:p>
      <text:p text:style-name="Standard"><text:tab/> <text:s text:c="6"/>URL url = new URL(strUrl); <text:s text:c="29"/></text:p>
      <text:p text:style-name="Standard"><text:tab/> <text:s text:c="6"/>InputStreamReader isr = new InputStreamReader(url.openStream(),"gbk");</text:p>
      <text:p text:style-name="Standard"/>
      <text:p text:style-name="Standard"><text:tab/> <text:s text:c="6"/>BufferedReader br = new BufferedReader(isr); </text:p>
      <text:p text:style-name="Standard"><text:tab/> <text:s text:c="6"/>String str = null;</text:p>
      <text:p text:style-name="Standard"><text:tab/> <text:s text:c="6"/>while ((str = br.readLine() )!= null) { <text:s text:c="2"/></text:p>
      <text:p text:style-name="Standard"><text:s text:c="12"/><text:tab/>Matcher m2 = bracket1.matcher(str);</text:p>
      <text:p text:style-name="Standard"><text:tab/><text:tab/><text:tab/><text:tab/>if(m2.find())</text:p>
      <text:p text:style-name="Standard"><text:tab/><text:tab/><text:tab/><text:tab/>{</text:p>
      <text:p text:style-name="Standard"><text:tab/><text:tab/><text:tab/><text:tab/><text:tab/>kaishi = true;</text:p>
      <text:p text:style-name="Standard"><text:tab/><text:tab/>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<text:tab/><text:tab/><text:tab/><text:tab/>}</text:p>
      <text:p text:style-name="Standard"><text:tab/><text:tab/><text:tab/><text:tab/>if(kaishi)</text:p>
      <text:p text:style-name="Standard"><text:tab/><text:tab/><text:tab/><text:tab/>{</text:p>
      <text:p text:style-name="Standard"><text:tab/><text:tab/><text:tab/><text:tab/> <text:s text:c="7"/>Matcher m1 = p.matcher(str);</text:p>
      <text:p text:style-name="Standard"><text:tab/><text:tab/><text:tab/><text:tab/><text:tab/><text:tab/>if(m1.find())</text:p>
      <text:p text:style-name="Standard"><text:tab/><text:tab/><text:tab/><text:tab/><text:tab/><text:tab/>{</text:p>
      <text:p text:style-name="Standard"><text:tab/><text:tab/><text:tab/><text:tab/><text:tab/><text:tab/><text:tab/></text:p>
      <text:p text:style-name="Standard"><text:tab/><text:tab/><text:tab/><text:tab/><text:tab/><text:tab/><text:tab/>string = m1.replaceAll("");</text:p>
      <text:p text:style-name="Standard"><text:tab/><text:tab/><text:tab/><text:tab/><text:tab/><text:tab/>}</text:p>
      <text:p text:style-name="Standard"><text:tab/><text:tab/><text:tab/><text:tab/><text:tab/><text:tab/> if(string.isEmpty())</text:p>
      <text:p text:style-name="Standard"><text:tab/><text:tab/><text:tab/><text:tab/><text:tab/><text:tab/> {</text:p>
      <text:p text:style-name="Standard"><text:tab/><text:tab/><text:tab/><text:tab/><text:tab/><text:tab/><text:tab/> </text:p>
      <text:p text:style-name="Standard"><text:tab/><text:tab/><text:tab/><text:tab/><text:tab/><text:tab/> }</text:p>
      <text:p text:style-name="Standard"><text:tab/><text:tab/><text:tab/><text:tab/><text:tab/><text:tab/> else</text:p>
      <text:p text:style-name="Standard"><text:tab/><text:tab/><text:tab/><text:tab/><text:tab/><text:tab/> {</text:p>
      <text:p text:style-name="Standard"><text:tab/><text:tab/><text:tab/><text:tab/><text:tab/><text:tab/><text:tab/> if(!this.checkifinlist(string))</text:p>
      <text:p text:style-name="Standard"><text:soft-page-break/><text:tab/><text:tab/><text:tab/><text:tab/><text:tab/><text:tab/><text:tab/> {</text:p>
      <text:p text:style-name="Standard"><text:tab/><text:tab/><text:tab/><text:tab/><text:tab/><text:tab/><text:tab/><text:tab/> System.out.println(string);</text:p>
      <text:p text:style-name="Standard"><text:tab/><text:tab/><text:tab/><text:tab/><text:tab/><text:tab/><text:tab/><text:tab/> this.namelist[num] = string;</text:p>
      <text:p text:style-name="Standard"><text:tab/><text:tab/><text:tab/><text:tab/><text:tab/><text:tab/><text:tab/><text:tab/> this.count++;</text:p>
      <text:p text:style-name="Standard"><text:tab/><text:tab/><text:tab/><text:tab/><text:tab/><text:tab/><text:tab/><text:tab/> num++;</text:p>
      <text:p text:style-name="Standard"><text:tab/><text:tab/><text:tab/><text:tab/><text:tab/><text:tab/><text:tab/> }</text:p>
      <text:p text:style-name="Standard"><text:tab/><text:tab/><text:tab/><text:tab/><text:tab/><text:tab/><text:tab/> else</text:p>
      <text:p text:style-name="Standard"><text:tab/><text:tab/><text:tab/><text:tab/><text:tab/><text:tab/><text:tab/> {</text:p>
      <text:p text:style-name="Standard"><text:tab/><text:tab/><text:tab/><text:tab/><text:tab/><text:tab/><text:tab/><text:tab/> continue;</text:p>
      <text:p text:style-name="Standard"><text:tab/><text:tab/><text:tab/><text:tab/><text:tab/><text:tab/><text:tab/> }</text:p>
      <text:p text:style-name="Standard"><text:tab/><text:tab/><text:tab/><text:tab/><text:tab/><text:tab/> }</text:p>
      <text:p text:style-name="Standard"><text:tab/><text:tab/><text:tab/><text:tab/> </text:p>
      <text:p text:style-name="Standard"><text:tab/><text:tab/><text:tab/><text:tab/>}</text:p>
      <text:p text:style-name="Standard"><text:tab/><text:tab/><text:tab/><text:tab/>Matcher m3 = bracket2.matcher(str);</text:p>
      <text:p text:style-name="Standard"><text:tab/><text:tab/><text:tab/><text:tab/>if(m3.find())</text:p>
      <text:p text:style-name="Standard"><text:tab/><text:tab/><text:tab/><text:tab/>{</text:p>
      <text:p text:style-name="Standard"><text:tab/><text:tab/><text:tab/><text:tab/><text:tab/>jieshu = true;</text:p>
      <text:p text:style-name="Standard"><text:tab/><text:tab/><text:tab/><text:tab/>}</text:p>
      <text:p text:style-name="Standard"><text:tab/><text:tab/><text:tab/><text:tab/>if(jieshu)</text:p>
      <text:p text:style-name="Standard"><text:tab/><text:tab/><text:tab/><text:tab/>{</text:p>
      <text:p text:style-name="Standard"><text:tab/><text:tab/><text:tab/><text:tab/><text:tab/>break;</text:p>
      <text:p text:style-name="Standard"><text:tab/><text:tab/><text:tab/><text:tab/>}</text:p>
      <text:p text:style-name="Standard"><text:tab/> <text:s text:c="4"/>}</text:p>
      <text:p text:style-name="Standard"><text:tab/><text:tab/><text:tab/><text:tab/>br.close();</text:p>
      <text:p text:style-name="Standard"><text:s text:c="5"/>}</text:p>
      <text:p text:style-name="Standard"><text:tab/><text:tab/><text:tab/><text:tab/> catch (IOException e) </text:p>
      <text:p text:style-name="Standard"><text:s text:c="3"/>{ <text:s text:c="11"/></text:p>
      <text:p text:style-name="Standard"><text:s text:c="5"/>e.printStackTrace(); <text:s text:c="3"/></text:p>
      <text:p text:style-name="Standard"><text:s text:c="3"/>} <text:s text:c="3"/></text:p>
      <text:p text:style-name="Standard"><text:s/>}</text:p>
      <text:p text:style-name="Standard"><text:tab/></text:p>
      <text:p text:style-name="Standard"/>
      <text:p text:style-name="Standard"/>
      <text:p text:style-name="Standard">public boolean checkifinlist(String chance)</text:p>
      <text:p text:style-name="Standard">{</text:p>
      <text:p text:style-name="Standard"><text:s text:c="4"/>boolean ifin = false;</text:p>
      <text:p text:style-name="Standard"><text:s text:c="4"/>int length = 0;</text:p>
      <text:p text:style-name="Standard"><text:s text:c="4"/>for(length=0;length&lt;this.count;length++)</text:p>
      <text:p text:style-name="Standard"><text:s text:c="4"/>{</text:p>
      <text:p text:style-name="Standard"><text:s text:c="4"/></text:p>
      <text:p text:style-name="Standard"><text:s text:c="4"/><text:tab/>if(chance.equals(this.namelist[length]))</text:p>
      <text:p text:style-name="Standard"><text:s text:c="4"/><text:tab/>{</text:p>
      <text:p text:style-name="Standard"><text:s text:c="4"/><text:tab/><text:tab/></text:p>
      <text:p text:style-name="Standard"><text:s text:c="4"/><text:tab/><text:tab/>ifin = true;</text:p>
      <text:p text:style-name="Standard"><text:s text:c="7"/><text:tab/><text:tab/>break;</text:p>
      <text:p text:style-name="Standard"><text:s text:c="4"/><text:tab/>}</text:p>
      <text:p text:style-name="Standard"><text:s text:c="4"/><text:tab/>else</text:p>
      <text:p text:style-name="Standard"><text:s text:c="4"/><text:tab/>{</text:p>
      <text:p text:style-name="Standard"><text:s text:c="4"/><text:tab/><text:tab/>ifin = false;</text:p>
      <text:p text:style-name="Standard"><text:s text:c="4"/><text:tab/>}</text:p>
      <text:p text:style-name="Standard"><text:s text:c="4"/>}</text:p>
      <text:p text:style-name="Standard"/>
      <text:p text:style-name="Standard"><text:soft-page-break/><text:s text:c="3"/>return ifin;</text:p>
      <text:p text:style-name="Standard">}</text:p>
      <text:p text:style-name="Standard"><text:s/></text:p>
      <text:p text:style-name="Standard"/>
      <text:p text:style-name="Standard"/>
      <text:p text:style-name="Standard"><text:tab/>public static void main(String[] args) throws IOException{</text:p>
      <text:p text:style-name="Standard"><text:tab/><text:tab/>// TODO Auto-generated method stub</text:p>
      <text:p text:style-name="Standard"><text:s text:c="8"/>int i = 0;</text:p>
      <text:p text:style-name="Standard"><text:s text:c="8"/>int j = 0;</text:p>
      <text:p text:style-name="Standard"><text:tab/><text:tab/>int digdepth = 1; <text:s text:c="3"/>//here is the depth you would like to dig into the person</text:p>
      <text:p text:style-name="Standard"><text:tab/><text:tab/>int currentlength = 0;</text:p>
      <text:p text:style-name="Standard"><text:tab/><text:tab/>int pastlength = 0;</text:p>
      <text:p text:style-name="Standard"><text:tab/><text:tab/>Gxnetdj chaxun = new Gxnetdj();</text:p>
      <text:p text:style-name="Standard"><text:tab/><text:tab/>chaxun.addanalysis(chaxun.getstartadd("孙正义"));</text:p>
      <text:p text:style-name="Standard"><text:tab/><text:tab/><text:tab/></text:p>
      <text:p text:style-name="Standard"><text:tab/><text:tab/>currentlength = chaxun.count;</text:p>
      <text:p text:style-name="Standard"><text:tab/><text:tab/></text:p>
      <text:p text:style-name="Standard"><text:tab/><text:tab/>for(i=0;i&lt;digdepth;i++)</text:p>
      <text:p text:style-name="Standard"><text:tab/><text:tab/>{</text:p>
      <text:p text:style-name="Standard"><text:s text:c="12"/>System.out.println("hello!");</text:p>
      <text:p text:style-name="Standard"><text:tab/><text:tab/><text:tab/></text:p>
      <text:p text:style-name="Standard"><text:tab/><text:tab/><text:tab/>for(j=pastlength;j&lt;currentlength;j++)</text:p>
      <text:p text:style-name="Standard"><text:tab/><text:tab/><text:tab/>{</text:p>
      <text:p text:style-name="Standard"><text:tab/><text:tab/><text:tab/><text:tab/>chaxun.addanalysis(chaxun.getstartadd(chaxun.namelist[j]));</text:p>
      <text:p text:style-name="Standard"><text:tab/><text:tab/><text:tab/>}</text:p>
      <text:p text:style-name="Standard"><text:tab/><text:tab/><text:tab/>pastlength = currentlength;</text:p>
      <text:p text:style-name="Standard"><text:tab/><text:tab/><text:tab/></text:p>
      <text:p text:style-name="Standard"><text:tab/><text:tab/><text:tab/>currentlength = chaxun.count;</text:p>
      <text:p text:style-name="Standard"><text:tab/><text:tab/> <text:s text:c="3"/></text:p>
      <text:p text:style-name="Standard"><text:tab/><text:tab/>}</text:p>
      <text:p text:style-name="Standard"><text:tab/><text:tab/></text:p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2-05-31T20:50:11</meta:creation-date>
    <dc:date>2012-05-31T20:51:09</dc:date>
    <dc:creator>Administrator </dc:creator>
    <meta:editing-duration>P0D</meta:editing-duration>
    <meta:editing-cycles>1</meta:editing-cycles>
    <meta:document-statistic meta:table-count="0" meta:image-count="0" meta:object-count="0" meta:page-count="4" meta:paragraph-count="171" meta:word-count="345" meta:character-count="3564" meta:non-whitespace-character-count="2482"/>
    <meta:generator>LibreOffice/3.5$Linux_x86 LibreOffice_project/350m1$Build-2</meta:generator>
  </office:meta>
</office:document-meta>
</file>